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7e6d"/>
    </style:style>
    <style:style style:name="P2" style:family="paragraph" style:parent-style-name="Standard">
      <style:text-properties officeooo:paragraph-rsid="000ba977"/>
    </style:style>
    <style:style style:name="P3" style:family="paragraph" style:parent-style-name="Standard">
      <style:text-properties officeooo:paragraph-rsid="000c4509"/>
    </style:style>
    <style:style style:name="P4" style:family="paragraph" style:parent-style-name="Standard">
      <style:text-properties officeooo:paragraph-rsid="002a0c58"/>
    </style:style>
    <style:style style:name="P5" style:family="paragraph" style:parent-style-name="Standard">
      <style:text-properties officeooo:paragraph-rsid="000ba977"/>
    </style:style>
    <style:style style:name="P6" style:family="paragraph" style:parent-style-name="Standard">
      <style:text-properties officeooo:rsid="00ae312c" officeooo:paragraph-rsid="00ae312c"/>
    </style:style>
    <style:style style:name="P7" style:family="paragraph" style:parent-style-name="Standard">
      <style:text-properties officeooo:paragraph-rsid="00afd7a0"/>
    </style:style>
    <style:style style:name="P8" style:family="paragraph" style:parent-style-name="Standard">
      <style:text-properties officeooo:paragraph-rsid="005382a4"/>
    </style:style>
    <style:style style:name="P9" style:family="paragraph" style:parent-style-name="Standard">
      <style:text-properties fo:color="#5983b0" loext:opacity="100%"/>
    </style:style>
    <style:style style:name="P10" style:family="paragraph" style:parent-style-name="Standard">
      <style:text-properties fo:color="#000000" loext:opacity="100%" officeooo:rsid="00b51130" officeooo:paragraph-rsid="00e58583"/>
    </style:style>
    <style:style style:name="P11" style:family="paragraph" style:parent-style-name="Standard">
      <style:text-properties officeooo:paragraph-rsid="00bb7590"/>
    </style:style>
    <style:style style:name="P12" style:family="paragraph" style:parent-style-name="Standard">
      <style:text-properties officeooo:rsid="00be1b9d" officeooo:paragraph-rsid="00bf39f8"/>
    </style:style>
    <style:style style:name="P13" style:family="paragraph" style:parent-style-name="Standard">
      <style:text-properties officeooo:rsid="00be1b9d" officeooo:paragraph-rsid="00c0bf09"/>
    </style:style>
    <style:style style:name="P14" style:family="paragraph" style:parent-style-name="Standard">
      <style:text-properties officeooo:rsid="00be1b9d" officeooo:paragraph-rsid="00c1994c"/>
    </style:style>
    <style:style style:name="P15" style:family="paragraph" style:parent-style-name="Standard">
      <style:text-properties officeooo:rsid="00cb25c7" officeooo:paragraph-rsid="00cb25c7"/>
    </style:style>
    <style:style style:name="P16" style:family="paragraph" style:parent-style-name="Standard">
      <style:text-properties officeooo:rsid="00d36b07" officeooo:paragraph-rsid="00d36b07"/>
    </style:style>
    <style:style style:name="P17" style:family="paragraph" style:parent-style-name="Standard">
      <style:text-properties officeooo:paragraph-rsid="00d57d15"/>
    </style:style>
    <style:style style:name="P18" style:family="paragraph" style:parent-style-name="Standard">
      <style:text-properties officeooo:paragraph-rsid="00e58583"/>
    </style:style>
    <style:style style:name="P19" style:family="paragraph" style:parent-style-name="Standard">
      <style:text-properties officeooo:paragraph-rsid="00097e6d"/>
    </style:style>
    <style:style style:name="P20" style:family="paragraph" style:parent-style-name="Standard">
      <style:text-properties style:text-underline-style="none" officeooo:rsid="00f8288b" officeooo:paragraph-rsid="00f8288b"/>
    </style:style>
    <style:style style:name="P21" style:family="paragraph" style:parent-style-name="Standard">
      <style:text-properties officeooo:paragraph-rsid="0077edc0"/>
    </style:style>
    <style:style style:name="T1" style:family="text">
      <style:text-properties officeooo:rsid="00097e6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ad4098"/>
    </style:style>
    <style:style style:name="T4" style:family="text">
      <style:text-properties style:text-underline-style="solid" style:text-underline-width="auto" style:text-underline-color="font-color" officeooo:rsid="00097e6d"/>
    </style:style>
    <style:style style:name="T5" style:family="text">
      <style:text-properties style:text-underline-style="solid" style:text-underline-width="auto" style:text-underline-color="font-color" officeooo:rsid="00180ebd"/>
    </style:style>
    <style:style style:name="T6" style:family="text">
      <style:text-properties style:text-underline-style="solid" style:text-underline-width="auto" style:text-underline-color="font-color" officeooo:rsid="001139e0"/>
    </style:style>
    <style:style style:name="T7" style:family="text">
      <style:text-properties style:text-underline-style="solid" style:text-underline-width="auto" style:text-underline-color="font-color" officeooo:rsid="0013e34d"/>
    </style:style>
    <style:style style:name="T8" style:family="text">
      <style:text-properties style:text-underline-style="solid" style:text-underline-width="auto" style:text-underline-color="font-color" officeooo:rsid="001518f8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97e6d"/>
    </style:style>
    <style:style style:name="T11" style:family="text">
      <style:text-properties style:text-underline-style="none" officeooo:rsid="0019ac8f"/>
    </style:style>
    <style:style style:name="T12" style:family="text">
      <style:text-properties style:text-underline-style="none" officeooo:rsid="004932bc"/>
    </style:style>
    <style:style style:name="T13" style:family="text">
      <style:text-properties style:text-underline-style="none" officeooo:rsid="005382a4"/>
    </style:style>
    <style:style style:name="T14" style:family="text">
      <style:text-properties style:text-underline-style="none" officeooo:rsid="0053c35b"/>
    </style:style>
    <style:style style:name="T15" style:family="text">
      <style:text-properties style:text-underline-style="none" officeooo:rsid="0054abd3"/>
    </style:style>
    <style:style style:name="T16" style:family="text">
      <style:text-properties style:text-underline-style="none" officeooo:rsid="00570a22"/>
    </style:style>
    <style:style style:name="T17" style:family="text">
      <style:text-properties style:text-underline-style="none" officeooo:rsid="0058c412"/>
    </style:style>
    <style:style style:name="T18" style:family="text">
      <style:text-properties style:text-underline-style="none" officeooo:rsid="005a1dff"/>
    </style:style>
    <style:style style:name="T19" style:family="text">
      <style:text-properties style:text-underline-style="none" officeooo:rsid="005c4f43"/>
    </style:style>
    <style:style style:name="T20" style:family="text">
      <style:text-properties style:text-underline-style="none" officeooo:rsid="00614cd7"/>
    </style:style>
    <style:style style:name="T21" style:family="text">
      <style:text-properties style:text-underline-style="none" officeooo:rsid="00629e4d"/>
    </style:style>
    <style:style style:name="T22" style:family="text">
      <style:text-properties style:text-underline-style="none" officeooo:rsid="006bce4b"/>
    </style:style>
    <style:style style:name="T23" style:family="text">
      <style:text-properties style:text-underline-style="none" officeooo:rsid="0077edc0"/>
    </style:style>
    <style:style style:name="T24" style:family="text">
      <style:text-properties style:text-underline-style="none" officeooo:rsid="00ad4098"/>
    </style:style>
    <style:style style:name="T25" style:family="text">
      <style:text-properties style:text-underline-style="none" officeooo:rsid="00afd7a0"/>
    </style:style>
    <style:style style:name="T26" style:family="text">
      <style:text-properties style:text-underline-style="none" officeooo:rsid="00b0ed05"/>
    </style:style>
    <style:style style:name="T27" style:family="text">
      <style:text-properties style:text-underline-style="none" officeooo:rsid="00b4dbf1"/>
    </style:style>
    <style:style style:name="T28" style:family="text">
      <style:text-properties style:text-underline-style="none" officeooo:rsid="00b7dcfa"/>
    </style:style>
    <style:style style:name="T29" style:family="text">
      <style:text-properties style:text-underline-style="none" officeooo:rsid="00bb7590"/>
    </style:style>
    <style:style style:name="T30" style:family="text">
      <style:text-properties style:text-underline-style="none" officeooo:rsid="00bca0f0"/>
    </style:style>
    <style:style style:name="T31" style:family="text">
      <style:text-properties style:text-underline-style="none" officeooo:rsid="00bf39f8"/>
    </style:style>
    <style:style style:name="T32" style:family="text">
      <style:text-properties style:text-underline-style="none" officeooo:rsid="00c0bf09"/>
    </style:style>
    <style:style style:name="T33" style:family="text">
      <style:text-properties style:text-underline-style="none" officeooo:rsid="00c1994c"/>
    </style:style>
    <style:style style:name="T34" style:family="text">
      <style:text-properties style:text-underline-style="none" officeooo:rsid="00c2b48c"/>
    </style:style>
    <style:style style:name="T35" style:family="text">
      <style:text-properties style:text-underline-style="none" officeooo:rsid="00c4cdf3"/>
    </style:style>
    <style:style style:name="T36" style:family="text">
      <style:text-properties style:text-underline-style="none" officeooo:rsid="00c7d922"/>
    </style:style>
    <style:style style:name="T37" style:family="text">
      <style:text-properties style:text-underline-style="none" officeooo:rsid="00c90e21"/>
    </style:style>
    <style:style style:name="T38" style:family="text">
      <style:text-properties style:text-underline-style="none" officeooo:rsid="00cc5362"/>
    </style:style>
    <style:style style:name="T39" style:family="text">
      <style:text-properties style:text-underline-style="none" officeooo:rsid="00cce984"/>
    </style:style>
    <style:style style:name="T40" style:family="text">
      <style:text-properties style:text-underline-style="none" officeooo:rsid="00cf7a54"/>
    </style:style>
    <style:style style:name="T41" style:family="text">
      <style:text-properties style:text-underline-style="none" officeooo:rsid="00d4288a"/>
    </style:style>
    <style:style style:name="T42" style:family="text">
      <style:text-properties style:text-underline-style="none" officeooo:rsid="00d57d15"/>
    </style:style>
    <style:style style:name="T43" style:family="text">
      <style:text-properties style:text-underline-style="none" officeooo:rsid="00d70005"/>
    </style:style>
    <style:style style:name="T44" style:family="text">
      <style:text-properties style:text-underline-style="none" officeooo:rsid="00d72aa4"/>
    </style:style>
    <style:style style:name="T45" style:family="text">
      <style:text-properties style:text-underline-style="none" officeooo:rsid="00d81177"/>
    </style:style>
    <style:style style:name="T46" style:family="text">
      <style:text-properties style:text-underline-style="none" officeooo:rsid="00d86b1e"/>
    </style:style>
    <style:style style:name="T47" style:family="text">
      <style:text-properties style:text-underline-style="none" officeooo:rsid="00db254b"/>
    </style:style>
    <style:style style:name="T48" style:family="text">
      <style:text-properties style:text-underline-style="none" officeooo:rsid="00dca2a7"/>
    </style:style>
    <style:style style:name="T49" style:family="text">
      <style:text-properties style:text-underline-style="none" officeooo:rsid="00de924f"/>
    </style:style>
    <style:style style:name="T50" style:family="text">
      <style:text-properties style:text-underline-style="none" officeooo:rsid="00e015a9"/>
    </style:style>
    <style:style style:name="T51" style:family="text">
      <style:text-properties style:text-underline-style="none" officeooo:rsid="00e1ffc6"/>
    </style:style>
    <style:style style:name="T52" style:family="text">
      <style:text-properties style:text-underline-style="none" officeooo:rsid="00e306b1"/>
    </style:style>
    <style:style style:name="T53" style:family="text">
      <style:text-properties style:text-underline-style="none" officeooo:rsid="00fdf689"/>
    </style:style>
    <style:style style:name="T54" style:family="text">
      <style:text-properties style:text-underline-style="none" officeooo:rsid="0101e5e3"/>
    </style:style>
    <style:style style:name="T55" style:family="text">
      <style:text-properties style:text-underline-style="none" officeooo:rsid="001518f8"/>
    </style:style>
    <style:style style:name="T56" style:family="text">
      <style:text-properties style:text-underline-style="none" officeooo:rsid="01048951"/>
    </style:style>
    <style:style style:name="T57" style:family="text">
      <style:text-properties officeooo:rsid="000b6785"/>
    </style:style>
    <style:style style:name="T58" style:family="text">
      <style:text-properties officeooo:rsid="001139e0"/>
    </style:style>
    <style:style style:name="T59" style:family="text">
      <style:text-properties officeooo:rsid="0013e34d"/>
    </style:style>
    <style:style style:name="T60" style:family="text">
      <style:text-properties officeooo:rsid="001518f8"/>
    </style:style>
    <style:style style:name="T61" style:family="text">
      <style:text-properties officeooo:rsid="00164ce1"/>
    </style:style>
    <style:style style:name="T62" style:family="text">
      <style:text-properties officeooo:rsid="00180ebd"/>
    </style:style>
    <style:style style:name="T63" style:family="text">
      <style:text-properties officeooo:rsid="0019ac8f"/>
    </style:style>
    <style:style style:name="T64" style:family="text">
      <style:text-properties fo:font-weight="bold" officeooo:rsid="0021cec4" style:font-weight-asian="bold" style:font-weight-complex="bold"/>
    </style:style>
    <style:style style:name="T65" style:family="text">
      <style:text-properties fo:font-weight="bold" officeooo:rsid="00f94659" style:font-weight-asian="bold" style:font-weight-complex="bold"/>
    </style:style>
    <style:style style:name="T66" style:family="text">
      <style:text-properties fo:font-style="italic" style:text-underline-style="none" officeooo:rsid="00629e4d" style:font-style-asian="italic" style:font-style-complex="italic"/>
    </style:style>
    <style:style style:name="T67" style:family="text">
      <style:text-properties fo:font-style="italic" style:text-underline-style="none" officeooo:rsid="007fe049" style:font-style-asian="italic" style:font-style-complex="italic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tyle="normal" style:text-underline-style="none" officeooo:rsid="00629e4d" style:font-style-asian="normal" style:font-style-complex="normal"/>
    </style:style>
    <style:style style:name="T70" style:family="text">
      <style:text-properties fo:font-style="normal" style:text-underline-style="none" officeooo:rsid="0063864d" style:font-style-asian="normal" style:font-style-complex="normal"/>
    </style:style>
    <style:style style:name="T71" style:family="text">
      <style:text-properties fo:font-style="normal" style:text-underline-style="none" officeooo:rsid="0064b656" style:font-style-asian="normal" style:font-style-complex="normal"/>
    </style:style>
    <style:style style:name="T72" style:family="text">
      <style:text-properties fo:font-style="normal" style:text-underline-style="none" officeooo:rsid="00653ee0" style:font-style-asian="normal" style:font-style-complex="normal"/>
    </style:style>
    <style:style style:name="T73" style:family="text">
      <style:text-properties fo:font-style="normal" style:text-underline-style="none" officeooo:rsid="0066a31c" style:font-style-asian="normal" style:font-style-complex="normal"/>
    </style:style>
    <style:style style:name="T74" style:family="text">
      <style:text-properties fo:font-style="normal" style:text-underline-style="none" officeooo:rsid="00687151" style:font-style-asian="normal" style:font-style-complex="normal"/>
    </style:style>
    <style:style style:name="T75" style:family="text">
      <style:text-properties fo:font-style="normal" style:text-underline-style="none" officeooo:rsid="0079de56" style:font-style-asian="normal" style:font-style-complex="normal"/>
    </style:style>
    <style:style style:name="T76" style:family="text">
      <style:text-properties fo:font-style="normal" style:text-underline-style="none" officeooo:rsid="007fe049" style:font-style-asian="normal" style:font-style-complex="normal"/>
    </style:style>
    <style:style style:name="T77" style:family="text">
      <style:text-properties fo:font-style="normal" style:text-underline-style="none" officeooo:rsid="0077edc0" style:font-style-asian="normal" style:font-style-complex="normal"/>
    </style:style>
    <style:style style:name="T78" style:family="text">
      <style:text-properties officeooo:rsid="0021cec4"/>
    </style:style>
    <style:style style:name="T79" style:family="text">
      <style:text-properties officeooo:rsid="0021e989"/>
    </style:style>
    <style:style style:name="T80" style:family="text">
      <style:text-properties officeooo:rsid="00228f76"/>
    </style:style>
    <style:style style:name="T81" style:family="text">
      <style:text-properties officeooo:rsid="0023d9ba"/>
    </style:style>
    <style:style style:name="T82" style:family="text">
      <style:text-properties officeooo:rsid="0025ed8e"/>
    </style:style>
    <style:style style:name="T83" style:family="text">
      <style:text-properties officeooo:rsid="00290093"/>
    </style:style>
    <style:style style:name="T84" style:family="text">
      <style:text-properties officeooo:rsid="002a0c58"/>
    </style:style>
    <style:style style:name="T85" style:family="text">
      <style:text-properties officeooo:rsid="002ab7c9"/>
    </style:style>
    <style:style style:name="T86" style:family="text">
      <style:text-properties officeooo:rsid="002adadd"/>
    </style:style>
    <style:style style:name="T87" style:family="text">
      <style:text-properties officeooo:rsid="002fc9e4"/>
    </style:style>
    <style:style style:name="T88" style:family="text">
      <style:text-properties officeooo:rsid="0031a767"/>
    </style:style>
    <style:style style:name="T89" style:family="text">
      <style:text-properties officeooo:rsid="00337c72"/>
    </style:style>
    <style:style style:name="T90" style:family="text">
      <style:text-properties officeooo:rsid="00348058"/>
    </style:style>
    <style:style style:name="T91" style:family="text">
      <style:text-properties officeooo:rsid="0035b63f"/>
    </style:style>
    <style:style style:name="T92" style:family="text">
      <style:text-properties officeooo:rsid="003664a1"/>
    </style:style>
    <style:style style:name="T93" style:family="text">
      <style:text-properties officeooo:rsid="003887e7"/>
    </style:style>
    <style:style style:name="T94" style:family="text">
      <style:text-properties officeooo:rsid="003a55f8"/>
    </style:style>
    <style:style style:name="T95" style:family="text">
      <style:text-properties officeooo:rsid="003c1c91"/>
    </style:style>
    <style:style style:name="T96" style:family="text">
      <style:text-properties fo:font-weight="normal" officeooo:rsid="003c1c91" style:font-weight-asian="normal" style:font-weight-complex="normal"/>
    </style:style>
    <style:style style:name="T97" style:family="text">
      <style:text-properties fo:font-weight="normal" officeooo:rsid="00f94659" style:font-weight-asian="normal" style:font-weight-complex="normal"/>
    </style:style>
    <style:style style:name="T98" style:family="text">
      <style:text-properties officeooo:rsid="003e3631"/>
    </style:style>
    <style:style style:name="T99" style:family="text">
      <style:text-properties officeooo:rsid="003ed2d7"/>
    </style:style>
    <style:style style:name="T100" style:family="text">
      <style:text-properties officeooo:rsid="003ffa4c"/>
    </style:style>
    <style:style style:name="T101" style:family="text">
      <style:text-properties officeooo:rsid="00407c2f"/>
    </style:style>
    <style:style style:name="T102" style:family="text">
      <style:text-properties officeooo:rsid="0041151a"/>
    </style:style>
    <style:style style:name="T103" style:family="text">
      <style:text-properties officeooo:rsid="0041dc3f"/>
    </style:style>
    <style:style style:name="T104" style:family="text">
      <style:text-properties officeooo:rsid="00443843"/>
    </style:style>
    <style:style style:name="T105" style:family="text">
      <style:text-properties officeooo:rsid="0045a13d"/>
    </style:style>
    <style:style style:name="T106" style:family="text">
      <style:text-properties officeooo:rsid="004b6e66"/>
    </style:style>
    <style:style style:name="T107" style:family="text">
      <style:text-properties officeooo:rsid="004d315d"/>
    </style:style>
    <style:style style:name="T108" style:family="text">
      <style:text-properties officeooo:rsid="004dc069"/>
    </style:style>
    <style:style style:name="T109" style:family="text">
      <style:text-properties officeooo:rsid="005eac7a"/>
    </style:style>
    <style:style style:name="T110" style:family="text">
      <style:text-properties officeooo:rsid="00e49ac8"/>
    </style:style>
    <style:style style:name="T111" style:family="text">
      <style:text-properties fo:color="#000000" loext:opacity="100%" officeooo:rsid="00e58583"/>
    </style:style>
    <style:style style:name="T112" style:family="text">
      <style:text-properties fo:color="#000000" loext:opacity="100%" officeooo:rsid="00f26494"/>
    </style:style>
    <style:style style:name="T113" style:family="text">
      <style:text-properties fo:color="#000000" loext:opacity="100%" officeooo:rsid="00f32de4"/>
    </style:style>
    <style:style style:name="T114" style:family="text">
      <style:text-properties officeooo:rsid="00f94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Trabajo grupal – Ideas extraídas: Requisitos y casos de uso</text:p>
      <text:p text:style-name="P10">En este documento explicaremos los diferentes componentes <text:span text:style-name="T110">y las decisiones que hemos tomado en el proceso de <text:s/></text:span>modelado de <text:span text:style-name="T110">nuestro diagrama de </text:span>casos de <text:span text:style-name="T110">uso. </text:span></text:p>
      <text:p text:style-name="P10"/>
      <text:p text:style-name="P18"><text:span text:style-name="T111">En primer lugar expondremos los actores </text:span><text:span text:style-name="T112">que hemos creado </text:span><text:span text:style-name="T113">para modelar nuestro diagrama</text:span><text:span text:style-name="T111">:</text:span> </text:p>
      <text:p text:style-name="P18"/>
      <text:p text:style-name="P1">· <text:span text:style-name="T2">CRM</text:span>: <text:span text:style-name="T1">conexión con la base de datos para la web de Cudeca, la cual, almacena información de los usuarios.</text:span></text:p>
      <text:p text:style-name="P1">· <text:span text:style-name="T4">U</text:span><text:span text:style-name="T2">suario</text:span>: <text:span text:style-name="T1">persona que compra entradas para los eventos organizados por Cudeca</text:span><text:span text:style-name="T10">.</text:span></text:p>
      <text:p text:style-name="P1">·<text:span text:style-name="T10"> </text:span><text:span text:style-name="T5">Cudeca</text:span>: <text:span text:style-name="T57">persona que se encarga de organizar </text:span><text:span text:style-name="T61">y administrar</text:span><text:span text:style-name="T57"> los eventos, encontrar una ubicación, asignar precios a las entradas, etc.</text:span></text:p>
      <text:p text:style-name="Standard">· <text:span text:style-name="T5">Pasarela de pago</text:span><text:span text:style-name="T62">: </text:span><text:span text:style-name="T63">se encarga de </text:span><text:span text:style-name="T11">traspasar</text:span><text:span text:style-name="T63"> los pagos de los usuarios.</text:span></text:p>
      <text:p text:style-name="Standard"/>
      <text:p text:style-name="P20">Posteriormente, mostraremos los casos de uso que hemos usado en nuestra aplicación:</text:p>
      <text:p text:style-name="P20"/>
      <text:p text:style-name="P3"><text:span text:style-name="T97">·</text:span><text:span text:style-name="T65"> </text:span><text:span text:style-name="T64">CU01</text:span><text:span text:style-name="T78"> </text:span><text:span text:style-name="T95">(Usuario)</text:span><text:span text:style-name="T78">←</text:span><text:span text:style-name="T6">Alta usuario</text:span><text:span text:style-name="T58">: </text:span><text:span text:style-name="T79">el usuario se da de alta en la web de Cudeca </text:span><text:span text:style-name="T106">como socio</text:span><text:span text:style-name="T79">. Sus datos se almacenan en su base de datos.</text:span></text:p>
      <text:p text:style-name="P3"><text:span text:style-name="T114">·</text:span> <text:span text:style-name="T64">CU02 </text:span><text:span text:style-name="T96">(Usuario)</text:span><text:span text:style-name="T78">←</text:span><text:span text:style-name="T6">Donar extra</text:span><text:span text:style-name="T58">: </text:span><text:span text:style-name="T80">además de comprar las entradas, los usuarios tienen la posibilidad de donar un dinero extra. </text:span></text:p>
      <text:p text:style-name="P3"><text:span text:style-name="T114">·</text:span> <text:span text:style-name="T64">CU03</text:span><text:span text:style-name="T78"> </text:span><text:span text:style-name="T95">(Usuario)</text:span><text:span text:style-name="T78">←</text:span><text:span text:style-name="T94"> </text:span><text:span text:style-name="T7">Comprar entrada</text:span><text:span text:style-name="T59">: </text:span><text:span text:style-name="T81">los usuarios pueden comprar todas las entradas que quieren para los eventos de la fundación.</text:span></text:p>
      <text:p text:style-name="P3"><text:span text:style-name="T114">·</text:span> <text:span text:style-name="T64">CU04 </text:span><text:span text:style-name="T96">(Cudeca)</text:span><text:span text:style-name="T78">←</text:span><text:span text:style-name="T94"> </text:span><text:span text:style-name="T8">Enviar entrada</text:span><text:span text:style-name="T60">: </text:span><text:span text:style-name="T82">el administrador de Cudeca</text:span><text:span text:style-name="T81"> se encarga de enviar la entrada al correo electrónico del usuario.</text:span></text:p>
      <text:p text:style-name="P3"><text:span text:style-name="T114">·</text:span> <text:span text:style-name="T64">CU05</text:span><text:span text:style-name="T78"> </text:span><text:span text:style-name="T98">(Cudeca)</text:span><text:span text:style-name="T78">← </text:span><text:span text:style-name="T8">Recordatorio evento</text:span><text:span text:style-name="T60">: </text:span><text:span text:style-name="T82">Cudeca enviará un recordatorio días antes de la celebración del evento a los asistentes.</text:span></text:p>
      <text:p text:style-name="P4"><text:span text:style-name="T114">·</text:span> <text:span text:style-name="T64">CU06</text:span><text:span text:style-name="T78"> </text:span><text:span text:style-name="T99">(Cudeca)</text:span><text:span text:style-name="T78">← </text:span><text:span text:style-name="T8">Crear evento</text:span><text:span text:style-name="T60">: </text:span><text:span text:style-name="T83">los miembros de la fundación se encargarán de crear el evento, así como, de </text:span><text:span text:style-name="T84">elegir </text:span><text:span text:style-name="T83">el tipo de evento, su ubicación, el precio de las entradas, etc.</text:span></text:p>
      <text:p text:style-name="P3"><text:span text:style-name="T97">·</text:span><text:span text:style-name="T64"> CU07</text:span><text:span text:style-name="T78"> </text:span><text:span text:style-name="T100">(</text:span><text:span text:style-name="T101">Cudeca)</text:span><text:span text:style-name="T78">← </text:span><text:span text:style-name="T8">Enviar Spam</text:span><text:span text:style-name="T60">: </text:span><text:span text:style-name="T85">si el usuario está dado de alta, este </text:span><text:span text:style-name="T109">podrá ser</text:span><text:span text:style-name="T85"> </text:span><text:span text:style-name="T86">informado de </text:span><text:span text:style-name="T87">próximos eventos similares</text:span><text:span text:style-name="T86">.</text:span></text:p>
      <text:p text:style-name="P2"><text:span text:style-name="T114">·</text:span> <text:span text:style-name="T64">CU08</text:span><text:span text:style-name="T78"> </text:span><text:span text:style-name="T102">(Usuario)</text:span><text:span text:style-name="T78">← </text:span><text:span text:style-name="T8">Rellenar datos</text:span><text:span text:style-name="T60">: </text:span><text:span text:style-name="T88">el usuario debe rellenar sus datos para poder comprar entradas.</text:span></text:p>
      <text:p text:style-name="P2"><text:span text:style-name="T114">·</text:span> <text:span text:style-name="T64">CU09</text:span><text:span text:style-name="T78"> </text:span><text:span text:style-name="T102">(Usuario)</text:span><text:span text:style-name="T78">← </text:span><text:span text:style-name="T8">Rellenar datos adicionales</text:span><text:span text:style-name="T60">: </text:span><text:span text:style-name="T89">el comprador podrá rellenar algunos datos adicionales, con la posibilidad de registrarse </text:span><text:span text:style-name="T107">en </text:span><text:span text:style-name="T108">la página web de</text:span><text:span text:style-name="T89"> Cudeca.</text:span></text:p>
      <text:p text:style-name="P2"><text:span text:style-name="T114">·</text:span> <text:span text:style-name="T64">CU10</text:span><text:span text:style-name="T78"> </text:span><text:span text:style-name="T103">(</text:span><text:span text:style-name="T104">Pasarela de pago</text:span><text:span text:style-name="T103">)</text:span><text:span text:style-name="T78">← </text:span><text:span text:style-name="T8">Realizar pago</text:span><text:span text:style-name="T60">: </text:span><text:span text:style-name="T90">para comprar las entradas el usuario deberá </text:span><text:span text:style-name="T91">realizar el pago mediante la pasarela de pago.</text:span></text:p>
      <text:p text:style-name="P2"><text:span text:style-name="T114">·</text:span> <text:span text:style-name="T64">CU11</text:span><text:span text:style-name="T78"> </text:span><text:span text:style-name="T105">(CRM)</text:span><text:span text:style-name="T78">← </text:span><text:span text:style-name="T8">Enviar datos</text:span><text:span text:style-name="T60">: </text:span><text:span text:style-name="T92">los datos del usuario se almacenan en la base de datos de Cudeca.</text:span></text:p>
      <text:p text:style-name="P2"><text:span text:style-name="T114">·</text:span> <text:span text:style-name="T64">CU12</text:span><text:span text:style-name="T78"> </text:span><text:span text:style-name="T105">(CRM) </text:span><text:span text:style-name="T78">← </text:span><text:span text:style-name="T8">Envía certificados</text:span><text:span text:style-name="T60">: </text:span><text:span text:style-name="T93">la base de datos de Cudeca se encarga de enviar los certificados de donación a los usuarios donantes.</text:span></text:p>
      <text:p text:style-name="P2"><text:span text:style-name="T24"/></text:p>
      <text:p text:style-name="P6"><text:span text:style-name="T24">E</text:span><text:span text:style-name="T9">n esta sección explicaremos nuestras discusiones y decisiones sobre </text:span><text:span text:style-name="T53">los aspectos de nuestro diagrama.</text:span></text:p>
      <text:p text:style-name="P2"><text:span text:style-name="T12"/></text:p>
      <text:p text:style-name="P11"><text:span text:style-name="T12">E</text:span><text:span text:style-name="T29">n primer lugar, </text:span><text:span text:style-name="T30">e</text:span><text:span text:style-name="T25">l proceso de comprar una entrada </text:span><text:span text:style-name="T42">(CU03) </text:span><text:span text:style-name="T25">conlleva diversas acciones:</text:span></text:p>
      <text:p text:style-name="P7"><text:span text:style-name="T25">El donar dinero </text:span><text:span text:style-name="T43">(CU02)</text:span><text:span text:style-name="T25"> de manera opcional (extends) y otras acciones ligadas al proceso de compra como son el rellenar </text:span><text:span text:style-name="T44">(</text:span><text:span text:style-name="T45">CU08</text:span><text:span text:style-name="T44">) </text:span><text:span text:style-name="T25">y enviar datos </text:span><text:span text:style-name="T45">(CU11)</text:span><text:span text:style-name="T25">, realizar el pago de la entrada o enviar la entrada a Cudeca. </text:span><text:span text:style-name="T26">Además se podrán rellenar datos adicionales </text:span><text:span text:style-name="T47">(CU09)</text:span><text:span text:style-name="T26"> (extends) para poder registrarse en la web de Cudeca. </text:span><text:span text:style-name="T28">Esto conlleva darse de alta como usuario </text:span><text:span text:style-name="T46">(CU01) </text:span><text:span text:style-name="T28">en la web de Cudeca, para poder almacenar los datos en la base de datos de Cudeca y posteriormente verse reflejados en la compra de entradas.</text:span></text:p>
      <text:p text:style-name="P7"><text:span text:style-name="T27"/></text:p>
      <text:p text:style-name="P12"><text:span text:style-name="T27">P</text:span><text:span text:style-name="T9">or otro lado, </text:span><text:span text:style-name="T31">en referencia a Cudeca decidimos añadir los siguientes casos de uso:</text:span></text:p>
      <text:p text:style-name="P13"><text:span text:style-name="T31">-</text:span><text:span text:style-name="T32"> La opción de recordar el evento a los diferentes usuarios que compraron entradas. </text:span><text:span text:style-name="T47">(</text:span><text:span text:style-name="T48">CU05)</text:span></text:p>
      <text:p text:style-name="P14"><text:span text:style-name="T32">- La posibilidad de crear un evento</text:span><text:span text:style-name="T56">.</text:span><text:span text:style-name="T32"> </text:span><text:span text:style-name="T48">(CU06)</text:span></text:p>
      <text:p text:style-name="P14"><text:soft-page-break/><text:span text:style-name="T32">-</text:span><text:span text:style-name="T33"> La posibilidad de enviar Spam</text:span><text:span text:style-name="T31"> </text:span><text:span text:style-name="T48">(CU07) </text:span><text:span text:style-name="T34">fue motivo de discusión, debido a que el Spam conlleva a que el usuario este dado de alta. </text:span><text:span text:style-name="T37">N</text:span><text:span text:style-name="T34">o sabíamos </text:span><text:span text:style-name="T35">si ponerlo como una dependencia <text:s/>o simplemente como una etiqueta de precondición. </text:span><text:span text:style-name="T36">Como resultado, h</text:span><text:span text:style-name="T37">emos decidido la segunda opción, ya que lo considerábamos más legible y correcto.</text:span></text:p>
      <text:p text:style-name="P14"><text:span text:style-name="T37"/></text:p>
      <text:p text:style-name="P15"><text:span text:style-name="T37">P</text:span><text:span text:style-name="T9">ara continuar, </text:span><text:span text:style-name="T38">decidimos crear un actor que se encargase del pago </text:span><text:span text:style-name="T39">externo </text:span><text:span text:style-name="T38">de las entradas </text:span><text:span text:style-name="T40">(include) </text:span><text:span text:style-name="T49">(</text:span><text:span text:style-name="T50">CU10</text:span><text:span text:style-name="T49">)</text:span></text:p>
      <text:p text:style-name="P7"><text:span text:style-name="T27"/></text:p>
      <text:p text:style-name="P16"><text:span text:style-name="T54">D</text:span><text:span text:style-name="T41">ecidimos crear un actor que representase la conexión con la base de datos de Cudeca, la cual se encargará de recibir los datos enviados </text:span><text:span text:style-name="T52">(CU11) </text:span><text:span text:style-name="T41">por nuestra aplicación y de emitir los certificados de donación </text:span><text:span text:style-name="T51">(CU12)</text:span><text:span text:style-name="T41">.</text:span></text:p>
      <text:p text:style-name="P8"><text:span text:style-name="T26"/></text:p>
      <text:p text:style-name="P17"><text:span text:style-name="T14">Establecimos que el usuario podría aportar ingresos extra desde la propia aplicación de venta de entradas, </text:span><text:span text:style-name="T15">recibiendo posteriormente su certificado de donación. </text:span><text:span text:style-name="T23">Sin embargo, también podrá hacerlo sin necesidad de comprar entradas a eventos.</text:span></text:p>
      <text:p text:style-name="P17"><text:span text:style-name="T23"/></text:p>
      <text:p text:style-name="P8"><text:span text:style-name="T16">Los usuarios pueden comprar todas las entradas que quieran </text:span><text:span text:style-name="T17">sin ningún límite, al contrario, que en Entradium, </text:span><text:span text:style-name="T18">que te limita a diez entradas máximo</text:span><text:span text:style-name="T17">.</text:span></text:p>
      <text:p text:style-name="P8"><text:span text:style-name="T17"/></text:p>
      <text:p text:style-name="P8"><text:span text:style-name="T19">Decidimos que el administrador de Cudeca se encargaría de enviar las entradas </text:span><text:span text:style-name="T22">a los usuarios</text:span><text:span text:style-name="T19"> para poder acceder al evento, </text:span><text:span text:style-name="T20">de gestionarlos y administrarlos y de enviar Spam a los usuarios con eventos de gustos similares.</text:span></text:p>
      <text:p text:style-name="P21"><text:span text:style-name="T77"/></text:p>
      <text:p text:style-name="P21"><text:span text:style-name="T75">Las entradas serán nominativas para cada comprador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09:07.052381175</meta:creation-date>
    <dc:date>2025-10-21T13:52:44.349524324</dc:date>
    <meta:editing-duration>PT2H2M7S</meta:editing-duration>
    <meta:editing-cycles>169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743" meta:character-count="4535" meta:non-whitespace-character-count="3818"/>
  </office:meta>
</office:document-meta>
</file>